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FreeSans" svg:font-family="FreeSans" style:font-family-generic="swiss"/>
    <style:font-face style:name="FreeSans1" svg:font-family="FreeSans" style:font-family-generic="system" style:font-pitch="variable"/>
    <style:font-face style:name="Hack" svg:font-family="Hack"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New Roman" svg:font-family="'Times New Roman'"/>
  </office:font-face-decls>
  <office:automatic-styles>
    <style:style style:name="P1" style:family="paragraph" style:parent-style-name="Standard">
      <loext:graphic-properties draw:fill-gradient-name="gradient" draw:fill-hatch-name="hatch"/>
      <style:paragraph-properties fo:margin-top="0in" fo:margin-bottom="0.1in" style:contextual-spacing="false" fo:line-height="115%"/>
      <style:text-properties style:font-name="Cantarell" officeooo:rsid="000fea5f" officeooo:paragraph-rsid="000fea5f"/>
    </style:style>
    <style:style style:name="P2" style:family="paragraph" style:parent-style-name="Standard">
      <loext:graphic-properties draw:fill-gradient-name="gradient" draw:fill-hatch-name="hatch"/>
      <style:paragraph-properties fo:margin-top="0in" fo:margin-bottom="0.1in" style:contextual-spacing="false" fo:line-height="115%"/>
      <style:text-properties style:font-name="Cantarell" officeooo:rsid="000feec0" officeooo:paragraph-rsid="000feec0"/>
    </style:style>
    <style:style style:name="P3" style:family="paragraph" style:parent-style-name="Standard">
      <loext:graphic-properties draw:fill-gradient-name="gradient" draw:fill-hatch-name="hatch"/>
      <style:paragraph-properties fo:margin-top="0in" fo:margin-bottom="0.1in" style:contextual-spacing="false" fo:line-height="115%"/>
      <style:text-properties style:font-name="Cantarell" officeooo:rsid="0010934b" officeooo:paragraph-rsid="0010934b"/>
    </style:style>
    <style:style style:name="P4" style:family="paragraph" style:parent-style-name="Standard">
      <loext:graphic-properties draw:fill-gradient-name="gradient" draw:fill-hatch-name="hatch"/>
      <style:paragraph-properties fo:margin-top="0in" fo:margin-bottom="0.1in" style:contextual-spacing="false" fo:line-height="115%"/>
      <style:text-properties style:font-name="Cantarell" officeooo:rsid="0011671b" officeooo:paragraph-rsid="0011671b"/>
    </style:style>
    <style:style style:name="T1" style:family="text">
      <style:text-properties fo:font-style="normal" style:font-style-asian="normal" style:font-style-complex="normal"/>
    </style:style>
    <style:style style:name="T2" style:family="text">
      <style:text-properties fo:font-style="normal" officeooo:rsid="00141f5a" style:font-style-asian="normal" style:font-style-complex="normal"/>
    </style:style>
    <style:style style:name="T3" style:family="text">
      <style:text-properties fo:font-style="normal" officeooo:rsid="0010934b" style:font-style-asian="normal" style:font-style-complex="normal"/>
    </style:style>
    <style:style style:name="T4" style:family="text">
      <style:text-properties fo:font-style="normal" officeooo:rsid="0011671b"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0141f5a" style:font-style-asian="normal" style:font-weight-asian="bold" style:font-style-complex="normal" style:font-weight-complex="bold"/>
    </style:style>
    <style:style style:name="T7" style:family="text">
      <style:text-properties officeooo:rsid="000feec0"/>
    </style:style>
    <style:style style:name="T8" style:family="text">
      <style:text-properties officeooo:rsid="0010934b"/>
    </style:style>
    <style:style style:name="T9" style:family="text">
      <style:text-properties officeooo:rsid="001167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strucciones.</text:h>
      <text:p text:style-name="P1">Cada equipo se colocará en una zona del patio de la facultad donde no alcance a escuchar lo que hablen los otros equipos.</text:p>
      <text:p text:style-name="P1">Cada equipo seleccionará a dos integrantes que actuarán como sujetos experimentales, y a dos más que actuarán como experimentadores. Se debe intentar que, en medida de lo posible, los timbres de voz de los experimentadores sean similares. Los sujetos experimentales, por su parte, deben tener audición normal en ambos oídos.</text:p>
      <text:p text:style-name="P1">Los sujetos experimentales deberán abandonar el salón al momento de la explicación de la práctica para evitar la posibilidad de que su conocimiento previo altere los resultados.</text:p>
      <text:p text:style-name="P1">Los sujetos experimentales pasarán por el experimento uno después del otro, por lo que es importante que el segundo sujeto no se encuentre presente mientras se realiza el experimento con el primero. Por tanto, el segundo sujeto deberá alejarse durante la aplicación del primer sujeto. Una sugerencia es que permanezca en el salón de clase y solo se presente al sitio del experimento cuando reciba una llamada por parte de sus colegas.</text:p>
      <text:p text:style-name="P1">Los experimentadores se colocarán a ambos lados del sujeto experimental y le leerán, al mismo tiempo, dos textos distintos tomados de libros de fantasía y ciencia ficción. Leerán a ritmo lento y regular, tratando de disminuir al mínimo la entonación y énfasis en las palabras del texto. <text:span text:style-name="T7">La tarea del sujeto será hacer “eco” del texto escuchado de su lado derecho.</text:span></text:p>
      <text:p text:style-name="P1">El experimentador del lado izquierdo del sujeto leerá las siguientes instrucciones: “tu tarea será repetir el texto que leerá tu compañer@ del lado derecho con <text:span text:style-name="T7">uno o dos</text:span> de segundos de retraso. Si te atrasas no te preocupes, sigue repitiendo lo que está leyendo tu compañer@ del lado derecho”. <text:span text:style-name="T7">Los experimentadores deben asegurarse de que el sujeto experimental entiende la tarea antes de comenzar. De ser necesario pueden hacer un ensayo de práctica con </text:span><text:span text:style-name="T9">el texto adicional</text:span><text:span text:style-name="T7"> para garantizar que se entienda la tarea. Una vez que se aseguren de que la tarea fue comprendida, el experimento puede comenzar. El experimentador del lado izquierdo contará hasta tres </text:span><text:span text:style-name="T9">a la vez que pone en marcha un temporizador</text:span><text:span text:style-name="T7"> y ambos experimentadores comenzarán a leer sus textos. </text:span><text:span text:style-name="T9">Dejarán de leer cuando hayan transcurrido dos minutos o hayan terminado sus textos, lo que suceda primero.</text:span></text:p>
      <text:p text:style-name="P3">Para el primer ensayo, <text:span text:style-name="T9">cada experimentador leerá el texto 1 correspondiente a su lado. Para el segundo ensayo, leerán el texto 2.</text:span></text:p>
      <text:p text:style-name="P2">El experimentador del lado derecho leerá el texto tal como está escrito. El experimentador del lado izquierdo lo leerá con dos variantes:</text:p>
      <text:p text:style-name="P2"><text:span text:style-name="T8">En un primer ensayo </text:span>dirá la palabra “cinco” cada cinco palabras leídas. Es decir:</text:p>
      <text:p text:style-name="P2"><text:soft-page-break/>“<text:span text:style-name="T2">Cuando la luz se encuentra</text:span><text:span text:style-name="T6"> </text:span><text:span text:style-name="T5">cinco</text:span><text:span text:style-name="T6"> </text:span><text:span text:style-name="T2">con un fuerte campo mágico</text:span><text:span text:style-name="T6"> </text:span><text:span text:style-name="T5">cinco</text:span><text:span text:style-name="T6"> </text:span><text:span text:style-name="T2">pierde todo sentido de la </text:span><text:span text:style-name="T5">cinco </text:span><text:span text:style-name="T2">urgencia. Se ralentiza. Y en </text:span><text:span text:style-name="T5">cinco </text:span><text:span text:style-name="T2">el Mundodisco la magia era</text:span><text:span text:style-name="T6"> </text:span><text:span text:style-name="T5">cinco</text:span><text:span text:style-name="T6"> </text:span><text:span text:style-name="T2">vergonzosamente fuerte </text:span><text:span text:style-name="T1">[…]”</text:span></text:p>
      <text:p text:style-name="P2"><text:span text:style-name="T1">Para el segundo </text:span><text:span text:style-name="T3">ensayo</text:span><text:span text:style-name="T1"> dirá el <text:s/>nombre del sujeto </text:span><text:span text:style-name="T4">(o su apodo más usual, si acaso le conocen más por su apodo que por su nombre)</text:span><text:span text:style-name="T1"> cada cinco palabras leídas. Es decir:</text:span></text:p>
      <text:p text:style-name="P2"><text:span text:style-name="T1">“</text:span><text:span text:style-name="T2">Cuando la luz se encuentra</text:span><text:span text:style-name="T6"> </text:span><text:span text:style-name="T5">Juan</text:span><text:span text:style-name="T6"> </text:span><text:span text:style-name="T2">con un fuerte campo mágico</text:span><text:span text:style-name="T6"> </text:span><text:span text:style-name="T5">Juan</text:span><text:span text:style-name="T6"> </text:span><text:span text:style-name="T2">pierde todo sentido de la</text:span><text:span text:style-name="T6"> </text:span><text:span text:style-name="T5">Juan </text:span><text:span text:style-name="T2">urgencia. Se ralentiza. Y en</text:span><text:span text:style-name="T6"> </text:span><text:span text:style-name="T5">Juan </text:span><text:span text:style-name="T2">el Mundodisco la magia era</text:span><text:span text:style-name="T6"> </text:span><text:span text:style-name="T5">Juan</text:span><text:span text:style-name="T6"> </text:span><text:span text:style-name="T2">vergonzosamente fuerte </text:span><text:span text:style-name="T1">[…]”</text:span></text:p>
      <text:p text:style-name="P2"><text:span text:style-name="T1">Debe tenerse cuidado de no dar ningún énfasis particular a la palabra que se está repitiendo.</text:span></text:p>
      <text:p text:style-name="P4"><text:span text:style-name="T1">Al finalizar cada texto se preguntará al sujeto experimental si notó alguna palabra que se repitiera frecuentemente en el texto leído en su lado izquierdo, y de ser así, cuál fue.</text:span></text:p>
      <text:p text:style-name="P4"><text:span text:style-name="T1">Los experimentadores tomarán nota de la respuesta del sujeto en ambos casos. Al terminar con el sujeto 1 repetirán el proceso con el sujeto 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FreeSans" svg:font-family="FreeSans" style:font-family-generic="swiss"/>
    <style:font-face style:name="FreeSans1" svg:font-family="FreeSans" style:font-family-generic="system" style:font-pitch="variable"/>
    <style:font-face style:name="Hack" svg:font-family="Hack"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20:38:22.758614321</meta:creation-date>
    <dc:date>2023-03-13T21:42:31.284056322</dc:date>
    <meta:editing-duration>PT9S</meta:editing-duration>
    <meta:editing-cycles>1</meta:editing-cycles>
    <meta:document-statistic meta:table-count="0" meta:image-count="0" meta:object-count="0" meta:page-count="2" meta:paragraph-count="16" meta:word-count="603" meta:character-count="3608" meta:non-whitespace-character-count="3020"/>
    <meta:generator>LibreOffice/7.5.1.2$Linux_X86_64 LibreOffice_project/50$Build-2</meta:generator>
  </office:meta>
</office:document-meta>
</file>